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tyle mathvariant="bold">
              <mrow>
                <mrow>
                  <mi mathvariant="italic">Formulas</mi>
                  <mi mathvariant="italic">about</mi>
                  <mi mathvariant="italic">DCT</mi>
                  <mrow>
                    <mo stretchy="false">(</mo>
                    <mrow>
                      <mi mathvariant="italic">Discrete</mi>
                      <mi mathvariant="italic">Cosine</mi>
                      <mi mathvariant="italic">Transform</mi>
                    </mrow>
                    <mo stretchy="false">)</mo>
                  </mrow>
                  <mi mathvariant="italic">for</mi>
                  <mi mathvariant="italic">image</mi>
                </mrow>
              </mrow>
            </mstyle>
          </mrow>
        </mtd>
      </mtr>
      <mtr>
        <mtd>
          <mrow/>
        </mtd>
      </mtr>
      <mtr>
        <mtd>
          <mrow/>
        </mtd>
      </mtr>
      <mtr>
        <mtd>
          <mrow>
            <mstyle mathvariant="bold">
              <mrow>
                <mrow>
                  <mi mathvariant="italic">Forward</mi>
                  <mi mathvariant="italic">DCT</mi>
                  <mi mathvariant="normal">:</mi>
                </mrow>
              </mrow>
            </mstyle>
          </mrow>
        </mtd>
      </mtr>
      <mtr>
        <mtd>
          <mrow>
            <mi>F</mi>
            <mrow>
              <mrow>
                <mo stretchy="false">(</mo>
                <mrow>
                  <mi>u</mi>
                  <mi>,</mi>
                  <mi>v</mi>
                </mrow>
                <mo stretchy="false">)</mo>
              </mrow>
              <mo stretchy="false">=</mo>
              <mo stretchy="false">α</mo>
            </mrow>
            <mrow>
              <mo stretchy="false">(</mo>
              <mrow>
                <mi>u</mi>
              </mrow>
              <mo stretchy="false">)</mo>
            </mrow>
            <mo stretchy="false">α</mo>
            <mrow>
              <mo stretchy="false">(</mo>
              <mrow>
                <mi>v</mi>
              </mrow>
              <mo stretchy="false">)</mo>
            </mrow>
            <mrow>
              <munderover>
                <mo stretchy="false">∑</mo>
                <mrow>
                  <mrow>
                    <mi>i</mi>
                    <mo stretchy="false">=</mo>
                    <mn>0</mn>
                  </mrow>
                </mrow>
                <mrow>
                  <mrow>
                    <mi>N</mi>
                    <mo stretchy="false">−</mo>
                    <mn>1</mn>
                  </mrow>
                </mrow>
              </munderover>
              <mrow>
                <munderover>
                  <mo stretchy="false">∑</mo>
                  <mrow>
                    <mrow>
                      <mi>j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f</mi>
              </mrow>
            </mrow>
            <mrow>
              <mo stretchy="false">(</mo>
              <mrow>
                <mi>i</mi>
                <mi>,</mi>
                <mi>j</mi>
              </mrow>
              <mo stretchy="false">)</mo>
            </mrow>
            <mi>cos</mi>
            <mrow>
              <mo stretchy="false">[</mo>
              <mrow>
                <mfrac>
                  <mrow>
                    <mrow>
                      <mo stretchy="false">(</mo>
                      <mrow>
                        <mrow>
                          <mn>2i</mn>
                          <mo stretchy="false">+</mo>
                          <mn>1</mn>
                        </mrow>
                      </mrow>
                      <mo stretchy="false">)</mo>
                    </mrow>
                    <mi>u</mi>
                    <mo stretchy="false">Π</mo>
                  </mrow>
                  <mrow>
                    <mn>2N</mn>
                  </mrow>
                </mfrac>
              </mrow>
              <mo stretchy="false">]</mo>
            </mrow>
            <mi>cos</mi>
            <mrow>
              <mo stretchy="false">[</mo>
              <mrow>
                <mfrac>
                  <mrow>
                    <mrow>
                      <mo stretchy="false">(</mo>
                      <mrow>
                        <mrow>
                          <mn>2j</mn>
                          <mo stretchy="false">+</mo>
                          <mn>1</mn>
                        </mrow>
                      </mrow>
                      <mo stretchy="false">)</mo>
                    </mrow>
                    <mi>v</mi>
                    <mo stretchy="false">Π</mo>
                  </mrow>
                  <mrow>
                    <mn>2N</mn>
                  </mrow>
                </mfrac>
              </mrow>
              <mo stretchy="false">]</mo>
            </mrow>
          </mrow>
        </mtd>
      </mtr>
      <mtr>
        <mtd>
          <mrow/>
        </mtd>
      </mtr>
      <mtr>
        <mtd>
          <mrow>
            <mo stretchy="false">α</mo>
            <mrow>
              <mrow>
                <mo stretchy="false">(</mo>
                <mrow>
                  <mo stretchy="false">λ</mo>
                </mrow>
                <mo stretchy="false">)</mo>
              </mrow>
              <mo stretchy="false">=</mo>
              <msqrt>
                <mrow>
                  <mfrac>
                    <mn>1</mn>
                    <mi>N</mi>
                  </mfrac>
                </mrow>
              </msqrt>
            </mrow>
            <mi/>
            <mi mathvariant="italic">when</mi>
            <mi/>
            <mrow>
              <mo stretchy="false">λ</mo>
              <mo stretchy="false">=</mo>
              <mn>0</mn>
            </mrow>
          </mrow>
        </mtd>
      </mtr>
      <mtr>
        <mtd>
          <mrow>
            <mo stretchy="false">α</mo>
            <mrow>
              <mrow>
                <mo stretchy="false">(</mo>
                <mrow>
                  <mo stretchy="false">λ</mo>
                </mrow>
                <mo stretchy="false">)</mo>
              </mrow>
              <mo stretchy="false">=</mo>
              <msqrt>
                <mrow>
                  <mfrac>
                    <mn>2</mn>
                    <mi>N</mi>
                  </mfrac>
                </mrow>
              </msqrt>
            </mrow>
            <mi/>
            <mi mathvariant="italic">when</mi>
            <mi/>
            <mo stretchy="false">λ</mo>
            <mo stretchy="false">≠</mo>
            <mn>0</mn>
          </mrow>
        </mtd>
      </mtr>
      <mtr>
        <mtd>
          <mrow/>
        </mtd>
      </mtr>
      <mtr>
        <mtd>
          <mrow/>
        </mtd>
      </mtr>
      <mtr>
        <mtd>
          <mrow>
            <mstyle mathvariant="bold">
              <mrow>
                <mrow>
                  <mi mathvariant="italic">Inverse</mi>
                  <mi mathvariant="italic">DCT</mi>
                  <mi mathvariant="normal">:</mi>
                </mrow>
              </mrow>
            </mstyle>
          </mrow>
        </mtd>
      </mtr>
      <mtr>
        <mtd>
          <mrow>
            <mi>f</mi>
            <mrow>
              <mrow>
                <mo stretchy="false">(</mo>
                <mrow>
                  <mi>i</mi>
                  <mi>,</mi>
                  <mi>j</mi>
                </mrow>
                <mo stretchy="false">)</mo>
              </mrow>
              <mo stretchy="false">=</mo>
              <mrow>
                <munderover>
                  <mo stretchy="false">∑</mo>
                  <mrow>
                    <mrow>
                      <mi>u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row>
                  <munderover>
                    <mo stretchy="false">∑</mo>
                    <mrow>
                      <mrow>
                        <mi>v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o stretchy="false">α</mo>
                </mrow>
              </mrow>
            </mrow>
            <mrow>
              <mo stretchy="false">(</mo>
              <mrow>
                <mi>u</mi>
              </mrow>
              <mo stretchy="false">)</mo>
            </mrow>
            <mo stretchy="false">α</mo>
            <mrow>
              <mo stretchy="false">(</mo>
              <mrow>
                <mi>v</mi>
              </mrow>
              <mo stretchy="false">)</mo>
            </mrow>
            <mi>F</mi>
            <mrow>
              <mo stretchy="false">(</mo>
              <mrow>
                <mi>u</mi>
                <mi>,</mi>
                <mi>v</mi>
              </mrow>
              <mo stretchy="false">)</mo>
            </mrow>
            <mi>cos</mi>
            <mrow>
              <mo stretchy="false">[</mo>
              <mrow>
                <mfrac>
                  <mrow>
                    <mrow>
                      <mo stretchy="false">(</mo>
                      <mrow>
                        <mrow>
                          <mn>2i</mn>
                          <mo stretchy="false">+</mo>
                          <mn>1</mn>
                        </mrow>
                      </mrow>
                      <mo stretchy="false">)</mo>
                    </mrow>
                    <mi>u</mi>
                    <mo stretchy="false">Π</mo>
                  </mrow>
                  <mrow>
                    <mn>2N</mn>
                  </mrow>
                </mfrac>
              </mrow>
              <mo stretchy="false">]</mo>
            </mrow>
            <mi>cos</mi>
            <mrow>
              <mo stretchy="false">[</mo>
              <mrow>
                <mfrac>
                  <mrow>
                    <mrow>
                      <mo stretchy="false">(</mo>
                      <mrow>
                        <mrow>
                          <mn>2j</mn>
                          <mo stretchy="false">+</mo>
                          <mn>1</mn>
                        </mrow>
                      </mrow>
                      <mo stretchy="false">)</mo>
                    </mrow>
                    <mi>v</mi>
                    <mo stretchy="false">Π</mo>
                  </mrow>
                  <mrow>
                    <mn>2N</mn>
                  </mrow>
                </mfrac>
              </mrow>
              <mo stretchy="false">]</mo>
            </mrow>
          </mrow>
        </mtd>
      </mtr>
      <mtr>
        <mtd>
          <mrow/>
        </mtd>
      </mtr>
      <mtr>
        <mtd>
          <mrow>
            <mo stretchy="false">α</mo>
            <mrow>
              <mrow>
                <mo stretchy="false">(</mo>
                <mrow>
                  <mo stretchy="false">λ</mo>
                </mrow>
                <mo stretchy="false">)</mo>
              </mrow>
              <mo stretchy="false">=</mo>
              <msqrt>
                <mrow>
                  <mfrac>
                    <mn>1</mn>
                    <mi>N</mi>
                  </mfrac>
                </mrow>
              </msqrt>
            </mrow>
            <mi/>
            <mi mathvariant="italic">when</mi>
            <mi/>
            <mrow>
              <mo stretchy="false">λ</mo>
              <mo stretchy="false">=</mo>
              <mn>0</mn>
            </mrow>
          </mrow>
        </mtd>
      </mtr>
      <mtr>
        <mtd>
          <mrow>
            <mo stretchy="false">α</mo>
            <mrow>
              <mrow>
                <mo stretchy="false">(</mo>
                <mrow>
                  <mo stretchy="false">λ</mo>
                </mrow>
                <mo stretchy="false">)</mo>
              </mrow>
              <mo stretchy="false">=</mo>
              <msqrt>
                <mrow>
                  <mfrac>
                    <mn>2</mn>
                    <mi>N</mi>
                  </mfrac>
                </mrow>
              </msqrt>
            </mrow>
            <mi/>
            <mi mathvariant="italic">when</mi>
            <mi/>
            <mo stretchy="false">λ</mo>
            <mo stretchy="false">≠</mo>
            <mn>0</mn>
          </mrow>
        </mtd>
      </mtr>
    </mtable>
    <annotation encoding="StarMath 5.0">bold{Formulas about DCT(Discrete Cosine Transform) for image}

newline
newline
newline

bold{Forward DCT:}

newline

F(u, v) = %alpha(u) %alpha(v) sum from{i = 0} to{N - 1} sum from{j = 0} to{N - 1} f(i, j) cos[{(2i + 1)u%PI} over {2N}] cos[{(2j + 1)v%PI} over {2N}]

newline
newline

%alpha(%lambda) = SQRT{1 over N} ~~~~when~ %lambda = 0

newline
%alpha(%lambda) = SQRT{2 over N} ~~~~when~ %lambda %notequal 0

newline
newline
newline

bold{Inverse DCT:}

newline

f(i, j) = sum from{u = 0} to{N - 1} sum from{v = 0} to{N - 1} %alpha(u) %alpha(v) F(u, v) cos[{(2i + 1)u%PI} over {2N}] cos[{(2j + 1)v%PI} over {2N}]

newline
newline

%alpha(%lambda) = SQRT{1 over N} ~~~~when~ %lambda = 0

newline
%alpha(%lambda) = SQRT{2 over N} ~~~~when~ %lambda %notequal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i Guo</meta:initial-creator>
    <meta:creation-date>2013-09-19T12:42:46</meta:creation-date>
    <meta:generator>LibreOffice/3.4$Unix LibreOffice_project/340m1$Build-402</meta:generator>
  </office:meta>
</office:document-meta>
</file>